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</style:style>
    <style:style style:name="P2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8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4pt" fo:font-style="italic" fo:font-weight="bold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 style:list-style-name="L1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 style:list-style-name="L2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 style:list-style-name="L3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 style:list-style-name="L4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1pt" fo:font-style="italic" fo:font-weight="bold" fo:background-color="transparent" style:font-name-asian="Calibri1" style:font-name-complex="Calibri1"/>
    </style:style>
    <style:style style:name="T3" style:family="text">
      <style:text-properties style:use-window-font-color="true" style:font-name="Calibri1" fo:font-size="11pt" fo:font-weight="bold" fo:background-color="transparent" style:font-name-asian="Calibri1" style:font-name-complex="Calibri1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 (Brouillon)</text:p>
      <text:p text:style-name="P3">I-Présentation générale du projet</text:p>
      <text:p text:style-name="P4">Maître d'oeuvre</text:p>
      <text:p text:style-name="P5">Association SOSPrema, association loi 1901 reconnue d'intérêt général par le ministère de la santé, dont le but principal est d'aider les parents d'enfants nés prématurés ou hospitalisés à la naissance.</text:p>
      <text:p text:style-name="P4">Maître d'ouvrage</text:p>
      <text:p text:style-name="P5">M.Bendaoud, professeur à l'IUT de Clermont-Ferrand</text:p>
      <text:p text:style-name="P4">Equipe</text:p>
      <text:p text:style-name="P1"><text:span text:style-name="T1">Nicolas Chaduc</text:span><text:span text:style-name="T3"> (Chef de projet)</text:span></text:p>
      <text:p text:style-name="P5">Nicolas Audinat, Nicolas Chaduc, Valentin Rocha, Hugo Lefèvre étudiants en deuxième année d'informatique à l'IUT de Clermont-Ferrand.</text:p>
      <text:p text:style-name="P4">Analyse des besoins</text:p>
      <text:p text:style-name="P5">Dans ses actions quotidiennes, l'association agit sur trois axes:</text:p>
      <text:list xml:id="list7387832878850660761" text:style-name="L1">
        <text:list-item>
          <text:p text:style-name="P6">L'aide et le soutien des familles</text:p>
        </text:list-item>
        <text:list-item>
          <text:p text:style-name="P6">Le dialogue avec les équipes médicales </text:p>
        </text:list-item>
        <text:list-item>
          <text:p text:style-name="P6">La sensibilisation des pouvoirs publics</text:p>
        </text:list-item>
      </text:list>
      <text:p text:style-name="P5">Les membres de l'association sont en contact permanents avec la totalité des hôpitaux de France disposant d'un service de Néonatalogie.</text:p>
      <text:p text:style-name="P5">Les contacts en question et tous les renseignements associés sont actuellements stoqués dans un fichier Microsoft Excel basique, ce qui engendre les problèmes suivants:</text:p>
      <text:list xml:id="list8890909415331545554" text:style-name="L2">
        <text:list-item>
          <text:p text:style-name="P7">Lourdeur du fichier</text:p>
        </text:list-item>
        <text:list-item>
          <text:p text:style-name="P7">Lenteur de la saisie</text:p>
        </text:list-item>
        <text:list-item>
          <text:p text:style-name="P7">Impossibilité d'extraire des données</text:p>
        </text:list-item>
      </text:list>
      <text:p text:style-name="P4">L'existant</text:p>
      <text:list xml:id="list9075160750594874741" text:style-name="L3">
        <text:list-item>
          <text:p text:style-name="P8">Un CRM</text:p>
        </text:list-item>
        <text:list-item>
          <text:p text:style-name="P8">Un site web 1and1</text:p>
        </text:list-item>
        <text:list-item>
          <text:p text:style-name="P8">Un site web basé sous le framework Wordpress </text:p>
        </text:list-item>
      </text:list>
      <text:p text:style-name="P4">Souhaits exprimés</text:p>
      <text:list xml:id="list8251622523136982144" text:style-name="L4">
        <text:list-item>
          <text:p text:style-name="P9">Simplification de la gestion de la base de données des hôpitaux</text:p>
        </text:list-item>
        <text:list-item>
          <text:p text:style-name="P9"><text:soft-page-break/>Création d'une interface en ligne telle un back office pour le CRM existant.<text:line-break/>Avec des fonctionnalités comme la création et la gestion des contacts.</text:p>
        </text:list-item>
      </text:list>
      <text:p text:style-name="P5"/>
      <text:p text:style-name="P5">Taches</text:p>
      <text:p text:style-name="P5">gestionnaire utilisateur</text:p>
      <text:p text:style-name="P5">gestionnaire d'hopitaux</text:p>
      <text:p text:style-name="P5">gestionnaire de formation</text:p>
      <text:p text:style-name="P5">(opt) gestionnaire des commandes de pochettes et guides au fournisseur</text:p>
      <text:p text:style-name="P5">A Detail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32" meta:word-count="238" meta:character-count="1567"/>
    <dc:date>2015-11-30T11:28:12.33</dc:date>
    <dc:creator>Valentin Rocha</dc:creator>
    <meta:editing-duration>PT18M20S</meta:editing-duration>
    <meta:editing-cycles>1</meta:editing-cycles>
    <meta:generator>OpenOffice/4.1.1$Win32 OpenOffice.org_project/411m6$Build-9775</meta:generator>
  </office:meta>
</office:document-meta>
</file>